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rebuchet MS" fo:font-size="11pt" officeooo:rsid="0002b3de" officeooo:paragraph-rsid="000a5085" style:font-size-asian="11pt" style:font-size-complex="11pt"/>
    </style:style>
    <style:style style:name="P2" style:family="paragraph" style:parent-style-name="Standard">
      <style:text-properties style:font-name="Trebuchet MS" fo:font-size="11pt" officeooo:rsid="0004a377" officeooo:paragraph-rsid="000a5085" style:font-size-asian="11pt" style:font-size-complex="11pt"/>
    </style:style>
    <style:style style:name="P3" style:family="paragraph" style:parent-style-name="Standard">
      <style:text-properties style:font-name="Trebuchet MS" fo:font-size="11pt" officeooo:rsid="0005562f" officeooo:paragraph-rsid="0005562f" style:font-size-asian="11pt" style:font-size-complex="11pt"/>
    </style:style>
    <style:style style:name="P4" style:family="paragraph" style:parent-style-name="Standard">
      <style:text-properties style:font-name="Trebuchet MS" fo:font-size="11pt" officeooo:rsid="0007a67d" officeooo:paragraph-rsid="0007a67d" style:font-size-asian="11pt" style:font-size-complex="11pt"/>
    </style:style>
    <style:style style:name="P5" style:family="paragraph" style:parent-style-name="Standard">
      <style:text-properties style:font-name="Trebuchet MS" fo:font-size="11pt" officeooo:rsid="0008b954" officeooo:paragraph-rsid="0002b3de" style:font-size-asian="11pt" style:font-size-complex="11pt"/>
    </style:style>
    <style:style style:name="P6" style:family="paragraph" style:parent-style-name="Standard">
      <style:text-properties style:font-name="Trebuchet MS" fo:font-size="12pt" officeooo:rsid="0002b3de" officeooo:paragraph-rsid="0002b3de" style:font-size-asian="12pt" style:font-size-complex="12pt"/>
    </style:style>
    <style:style style:name="P7" style:family="paragraph" style:parent-style-name="Standard">
      <style:paragraph-properties fo:text-align="end" style:justify-single-word="false"/>
      <style:text-properties style:font-name="Trebuchet MS" fo:font-size="12pt" officeooo:rsid="000a5085" officeooo:paragraph-rsid="000a5085" style:font-size-asian="12pt" style:font-size-complex="12pt"/>
    </style:style>
    <style:style style:name="P8" style:family="paragraph" style:parent-style-name="Standard">
      <style:text-properties style:font-name="Trebuchet MS" fo:font-size="11pt" officeooo:rsid="000bebd6" officeooo:paragraph-rsid="000a5085" style:font-size-asian="11pt" style:font-size-complex="11pt"/>
    </style:style>
    <style:style style:name="P9" style:family="paragraph" style:parent-style-name="Standard">
      <style:text-properties style:font-name="Trebuchet MS" fo:font-size="11pt" officeooo:rsid="0005562f" officeooo:paragraph-rsid="001be7dc" style:font-size-asian="11pt" style:font-size-complex="11pt"/>
    </style:style>
    <style:style style:name="P10" style:family="paragraph" style:parent-style-name="Standard">
      <style:text-properties style:font-name="Trebuchet MS" fo:font-size="11pt" officeooo:rsid="00060fe2" officeooo:paragraph-rsid="000a5085" style:font-size-asian="11pt" style:font-size-complex="11pt"/>
    </style:style>
    <style:style style:name="P11" style:family="paragraph" style:parent-style-name="Standard">
      <style:text-properties style:font-name="Trebuchet MS" fo:font-size="11pt" officeooo:rsid="00126a8b" officeooo:paragraph-rsid="00126a8b" style:font-size-asian="11pt" style:font-size-complex="11pt"/>
    </style:style>
    <style:style style:name="P12" style:family="paragraph" style:parent-style-name="Standard">
      <style:text-properties style:font-name="Trebuchet MS" fo:font-size="11pt" officeooo:rsid="0002b3de" officeooo:paragraph-rsid="00192a40" style:font-size-asian="11pt" style:font-size-complex="11pt"/>
    </style:style>
    <style:style style:name="P13" style:family="paragraph" style:parent-style-name="Standard" style:list-style-name="L1">
      <style:text-properties officeooo:rsid="00126a8b" officeooo:paragraph-rsid="00126a8b"/>
    </style:style>
    <style:style style:name="P14" style:family="paragraph" style:parent-style-name="Standard">
      <style:text-properties officeooo:rsid="00126a8b" officeooo:paragraph-rsid="00126a8b"/>
    </style:style>
    <style:style style:name="P15" style:family="paragraph" style:parent-style-name="Standard">
      <style:text-properties officeooo:rsid="0014f594" officeooo:paragraph-rsid="0014f594"/>
    </style:style>
    <style:style style:name="P16" style:family="paragraph" style:parent-style-name="Standard" style:list-style-name="L2">
      <style:text-properties officeooo:rsid="0014f594" officeooo:paragraph-rsid="0014f594"/>
    </style:style>
    <style:style style:name="P17" style:family="paragraph" style:parent-style-name="Standard" style:list-style-name="L2">
      <style:text-properties officeooo:rsid="00161427" officeooo:paragraph-rsid="0014f594"/>
    </style:style>
    <style:style style:name="P18" style:family="paragraph" style:parent-style-name="Standard" style:list-style-name="L2">
      <style:text-properties officeooo:rsid="00167597" officeooo:paragraph-rsid="00167597"/>
    </style:style>
    <style:style style:name="P19" style:family="paragraph" style:parent-style-name="Standard" style:list-style-name="L2">
      <style:text-properties officeooo:rsid="001a3218" officeooo:paragraph-rsid="001a3218"/>
    </style:style>
    <style:style style:name="T1" style:family="text">
      <style:text-properties officeooo:rsid="0005562f"/>
    </style:style>
    <style:style style:name="T2" style:family="text">
      <style:text-properties style:font-name="Trebuchet MS" fo:font-size="11pt" style:font-size-asian="11pt" style:font-size-complex="11pt"/>
    </style:style>
    <style:style style:name="T3" style:family="text">
      <style:text-properties style:font-name="Trebuchet MS" fo:font-size="11pt" officeooo:rsid="00135c1b" style:font-size-asian="11pt" style:font-size-complex="11pt"/>
    </style:style>
    <style:style style:name="T4" style:family="text">
      <style:text-properties style:font-name="Trebuchet MS" fo:font-size="11pt" officeooo:rsid="0016f38d" style:font-size-asian="11pt" style:font-size-complex="11pt"/>
    </style:style>
    <style:style style:name="T5" style:family="text">
      <style:text-properties style:font-name="Trebuchet MS" fo:font-size="11pt" officeooo:rsid="001931f2" style:font-size-asian="11pt" style:font-size-complex="11pt"/>
    </style:style>
    <style:style style:name="T6" style:family="text">
      <style:text-properties style:font-name="Trebuchet MS" fo:font-size="11pt" officeooo:rsid="001e28ea" style:font-size-asian="11pt" style:font-size-complex="11pt"/>
    </style:style>
    <style:style style:name="T7" style:family="text">
      <style:text-properties officeooo:rsid="000a5085"/>
    </style:style>
    <style:style style:name="T8" style:family="text">
      <style:text-properties officeooo:rsid="000bebd6"/>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04a377"/>
    </style:style>
    <style:style style:name="T11" style:family="text">
      <style:text-properties fo:font-style="normal" officeooo:rsid="0010d40d" style:font-style-asian="normal" style:font-style-complex="normal"/>
    </style:style>
    <style:style style:name="T12" style:family="text">
      <style:text-properties fo:font-style="normal" officeooo:rsid="001c4ca7" style:font-style-asian="normal" style:font-style-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bold" officeooo:rsid="0010d40d" style:font-style-asian="normal" style:font-weight-asian="bold" style:font-style-complex="normal" style:font-weight-complex="bold"/>
    </style:style>
    <style:style style:name="T15" style:family="text">
      <style:text-properties officeooo:rsid="000d313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 Gurnee</text:p>
      <text:p text:style-name="P6">Object-Oriented Design Principles/<text:span text:style-name="T8">Plans/Practices</text:span></text:p>
      <text:p text:style-name="P3">-so you at least survive your classes</text:p>
      <text:p text:style-name="P5"/>
      <text:p text:style-name="P8">The big ones to know NOW:</text:p>
      <text:p text:style-name="P12"><text:span text:style-name="T10">One</text:span><text:span text:style-name="T9"> Responsibility Rule</text:span> – <text:span text:style-name="T1">each project and system you work on will have many things going on. Do not set out to write one class/main method to handle everything; even if you could, there is a better way. A class should only ever have one responsibility. Allowing for classes to bloat will create unneeded complexity which at the very least obscures other potential problems. Each facet or responsibility of your project should be handled by the minimum amount of code necessary for handling, extra code just gets in the way; i.e. don't just suppress the “unused” warnings in eclipse.</text:span></text:p>
      <text:p text:style-name="P1"/>
      <text:p text:style-name="P9"><text:span text:style-name="T13">Draw A Picture</text:span> – if you <text:span text:style-name="T15">do not understand the assignment enough to express it visually, go bother the people in your class, your professor, tutors, random people on the street, really anybody who will listen and let you talk through the problem. Being able to talk about the project is good, being about to draw something about it is even better; drawing about a project allows for organization and focusing of thoughts, not to mention the benefits of thinking about the problem in a new fashion. If time is only spent thinking about the code that needs to be written for a given project, you can lose sight of the big picture and miss out of ways to make the project easier. Flowcharts, ER-diagrams, UML, Use-cases, in-system diagrams are all great ways to get a new visual of the project, but seriously just drawing out all of your incoming data as invading mushroom people that your WizardController needs to enchant and send to various other locations in your KingdomProject will be helpful, so do that! (And then e-mail it to me at </text:span><text:a xlink:type="simple" xlink:href="mailto:eddie.gurnee@gmail.com" text:style-name="Internet_20_link" text:visited-style-name="Visited_20_Internet_20_Link"><text:span text:style-name="T15">eddie.gurnee@gmail.com</text:span></text:a><text:span text:style-name="T15">!)</text:span></text:p>
      <text:p text:style-name="P3"/>
      <text:p text:style-name="P4"><text:span text:style-name="T13">Model-View-Controller</text:span> – <text:span text:style-name="T15">Model-View-Controller is a design pattern that encourages the separation of a system into: the data logic (Model), what the user interacts with (View), and a go-between handler (Controller). All user interface (UI) should be removed from any class who's </text:span><text:span text:style-name="T11">responsibility is </text:span><text:span text:style-name="T14">not specifically handling UI input</text:span><text:span text:style-name="T11">. If user input is needed, then there needs to exist a class to handle the user input. </text:span><text:span text:style-name="T12">sysout should not appear in classes that aren't explicitly designated.</text:span></text:p>
      <text:p text:style-name="P2"/>
      <text:p text:style-name="P10"><text:span text:style-name="T13">You Aren't Going To Need It</text:span> – <text:span text:style-name="T7">don't write out a whole bunch of code for something you aren't actively using. Eclipse can be great at encouraging the YAGNI behavior: start referring to things that don't exist and eclipse will very helpfully suggest that you create them, it'll even give you a stub to get started. You can create complete classes with enough stubs to get you started without too much work. On the other hand if you do go and write out a full implementation to a class before you need it, you could end up with a situation where you're trying to shoehorn code that wasn't called for into a project that doesn't need it.</text:span></text:p>
      <text:p text:style-name="P10"/>
      <text:p text:style-name="P11">tl;dr </text:p>
      <text:list xml:id="list9129090569848815392" text:style-name="L1">
        <text:list-item>
          <text:p text:style-name="P13"><text:span text:style-name="T3">you </text:span><text:span text:style-name="T2">classes should do one thing, if you need to do two things, make two classes</text:span></text:p>
        </text:list-item>
        <text:list-item>
          <text:p text:style-name="P13"><text:span text:style-name="T2">if you can't explain your project with a picture, you're gonna have trouble coding it</text:span></text:p>
        </text:list-item>
        <text:list-item>
          <text:p text:style-name="P13"><text:span text:style-name="T2">user interface belongs only in a UI class, don't mix logic and view</text:span></text:p>
        </text:list-item>
        <text:list-item>
          <text:p text:style-name="P13"><text:span text:style-name="T2">don't start writing the implementation of every single possible method that a class could even need, your program probably won't need it and can only be made worse </text:span></text:p>
        </text:list-item>
      </text:list>
      <text:p text:style-name="P14"><text:span text:style-name="T2"/></text:p>
      <text:p text:style-name="P15"><text:span text:style-name="T2">oneliners you should hear </text:span><text:span text:style-name="T6">anyway</text:span><text:span text:style-name="T2">:</text:span></text:p>
      <text:list xml:id="list516159645815807866" text:style-name="L2">
        <text:list-item>
          <text:p text:style-name="P16"><text:span text:style-name="T2">write to the Interface not implementation</text:span></text:p>
        </text:list-item>
        <text:list-item>
          <text:p text:style-name="P17"><text:span text:style-name="T2">abstract code to the general problem, not just the specific </text:span><text:span text:style-name="T5">problem</text:span></text:p>
        </text:list-item>
        <text:list-item>
          <text:p text:style-name="P18"><text:span text:style-name="T2">objects only needs to know about what they need to do at their level, </text:span><text:span text:style-name="T4">they trust the implementation of</text:span><text:span text:style-name="T2"> any levels below them</text:span></text:p>
        </text:list-item>
        <text:list-item>
          <text:p text:style-name="P19"><text:span text:style-name="T2">remember your assembly, just do the simplest positive thing immediately in front of yo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29:01.174069000</meta:creation-date>
    <dc:date>2015-10-14T08:58:53.087598000</dc:date>
    <meta:editing-duration>PT8H50M28S</meta:editing-duration>
    <meta:editing-cycles>20</meta:editing-cycles>
    <meta:generator>LibreOffice/4.4.5.2$MacOSX_X86_64 LibreOffice_project/a22f674fd25a3b6f45bdebf25400ed2adff0ff99</meta:generator>
    <meta:document-statistic meta:table-count="0" meta:image-count="0" meta:object-count="0" meta:page-count="1" meta:paragraph-count="18" meta:word-count="629" meta:character-count="3644" meta:non-whitespace-character-count="3035"/>
  </office:meta>
</office:document-meta>
</file>